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7" style:parent-style-name="Graphics">
      <style:graphic-properties draw:fill="none" fo:clip="rect(0in, 0in, 0in, 0in)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fo:clip="rect(0in, 0in, 0in, 0in)" draw:stroke="none"/>
    </style:style>
    <style:style style:family="drawing-page" style:name="a1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5">
      <style:graphic-properties draw:fill="none" fo:clip="rect(0in, 0in, 0in, 0in)" draw:stroke="none"/>
    </style:style>
    <style:style style:family="drawing-page" style:name="a1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3" style:parent-style-name="Graphics">
      <style:graphic-properties draw:fill="none" fo:clip="rect(0in, 0in, 0in, 0in)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9" style:parent-style-name="Graphics">
      <style:graphic-properties draw:fill="none" fo:clip="rect(0in, 0in, 0in, 0in)" draw:stroke="non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draw:fill="none" fo:clip="rect(0in, 0in, 0in, 0in)" draw:stroke="non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5">
      <style:graphic-properties draw:fill="none" fo:clip="rect(0in, 0in, 0in, 0in)" draw:stroke="none"/>
    </style:style>
    <style:style style:family="graphic" style:name="a1146" style:parent-style-name="Graphics">
      <style:graphic-properties draw:fill="none" fo:clip="rect(0in, 0in, 0in, 0in)" draw:stroke="none"/>
    </style:style>
    <style:style style:family="graphic" style:name="a1147" style:parent-style-name="Graphics">
      <style:graphic-properties draw:fill="none" fo:clip="rect(0in, 0in, 0in, 0in)" draw:stroke="non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 style:parent-style-name="Graphics">
      <style:graphic-properties draw:fill="none" fo:clip="rect(0in, 0in, 0in, 0in)" draw:stroke="non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 style:parent-style-name="Graphics">
      <style:graphic-properties draw:fill="none" fo:clip="rect(0in, 0in, 0in, 0in)" draw:stroke="non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1" style:parent-style-name="Graphics">
      <style:graphic-properties draw:fill="none" fo:clip="rect(0in, 0in, 0in, 0in)" draw:stroke="none"/>
    </style:style>
    <style:style style:family="text" style:name="a112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6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5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1123" draw:master-page-name="Master1-Layout1-title-Diapositiva-de-título" presentation:presentation-page-layout-name="Master1-PPL1" draw:id="Slide-256">
        <draw:frame draw:id="id317" presentation:style-name="a1127" draw:name="Título 1" svg:x="1.92392in" svg:y="2.2698in" svg:width="9.49247in" svg:height="1.91243in" presentation:class="title" presentation:placeholder="false">
          <draw:text-box>
            <text:p text:style-name="a1126" text:class-names="" text:cond-style-name=""><text:span text:style-name="a1124" text:class-names="">Lógica Matemática</text:span><text:span text:style-name="a1125" text:class-names=""/></text:p>
          </draw:text-box>
          <svg:title/>
          <svg:desc/>
        </draw:frame>
        <draw:frame draw:id="id318" presentation:style-name="a1130" draw:name="Subtítulo 2" svg:x="1.92392in" svg:y="4.27194in" svg:width="9.48538in" svg:height="1.4464in" presentation:class="subtitle" presentation:placeholder="false">
          <draw:text-box>
            <text:p text:style-name="a1129" text:class-names="" text:cond-style-name=""><text:span text:style-name="a1128" text:class-names="">Centro de Educación y Formación Académica (CEDUK)</text:span></text:p>
          </draw:text-box>
          <svg:title/>
          <svg:desc/>
        </draw:frame>
      </draw:page>
      <draw:page draw:name="Slide2" draw:style-name="a1131" draw:master-page-name="Master1-Layout2-obj-Título-y-objetos" presentation:presentation-page-layout-name="Master1-PPL2" draw:id="Slide-257">
        <draw:frame draw:id="id319" presentation:style-name="a1134" draw:name="Título 1" svg:x="0.97182in" svg:y="2.56991in" svg:width="3.82653in" svg:height="2.6864in" presentation:class="title" presentation:placeholder="false">
          <draw:text-box>
            <text:p text:style-name="a1133" text:class-names="" text:cond-style-name=""><text:span text:style-name="a1132" text:class-names="">Presentación<text:line-break/><text:line-break/>Víctor de Jesús Medrano Zarazúa</text:span></text:p>
          </draw:text-box>
          <svg:title/>
          <svg:desc/>
        </draw:frame>
        <draw:frame draw:id="id320" presentation:style-name="a1135" draw:name="Picture 6" svg:x="6.87977in" svg:y="0.87847in" svg:width="4.30469in" svg:height="5.73958in" style:rel-width="scale" style:rel-height="scale" presentation:class="graphic" presentation:placeholder="false">
          <draw:image xlink:href="media/image1.jpeg" xlink:type="simple" xlink:show="embed" xlink:actuate="onLoad"/>
          <svg:title/>
          <svg:desc>La imagen puede contener: 1 persona, de pie</svg:desc>
        </draw:frame>
      </draw:page>
      <draw:page draw:name="Slide6" draw:style-name="a1136" draw:master-page-name="Master1-Layout2-obj-Título-y-objetos" presentation:presentation-page-layout-name="Master1-PPL2" draw:id="Slide-261">
        <draw:frame draw:id="id321" presentation:style-name="a1139" draw:name="Título 1" svg:x="0.97182in" svg:y="2.56991in" svg:width="3.82653in" svg:height="2.6864in" presentation:class="title" presentation:placeholder="false">
          <draw:text-box>
            <text:p text:style-name="a1138" text:class-names="" text:cond-style-name=""><text:span text:style-name="a1137" text:class-names="">Estudios</text:span></text:p>
          </draw:text-box>
          <svg:title/>
          <svg:desc/>
        </draw:frame>
        <draw:frame draw:id="id322" presentation:style-name="a1140" draw:name="Picture 2" svg:x="6.55295in" svg:y="1.18038in" svg:width="4.97562in" svg:height="4.97562in" style:rel-width="scale" style:rel-height="scale" presentation:class="graphic" presentation:placeholder="false">
          <draw:image xlink:href="media/image2.png" xlink:type="simple" xlink:show="embed" xlink:actuate="onLoad"/>
          <svg:title/>
          <svg:desc>Resultado de imagen para engineering png</svg:desc>
        </draw:frame>
      </draw:page>
      <draw:page draw:name="Slide5" draw:style-name="a1141" draw:master-page-name="Master1-Layout2-obj-Título-y-objetos" presentation:presentation-page-layout-name="Master1-PPL2" draw:id="Slide-260">
        <draw:frame draw:id="id323" presentation:style-name="a1144" draw:name="Título 1" svg:x="0.97182in" svg:y="2.56991in" svg:width="3.82653in" svg:height="2.6864in" presentation:class="title" presentation:placeholder="false">
          <draw:text-box>
            <text:p text:style-name="a1143" text:class-names="" text:cond-style-name=""><text:span text:style-name="a1142" text:class-names="">Aficiones</text:span></text:p>
          </draw:text-box>
          <svg:title/>
          <svg:desc/>
        </draw:frame>
        <draw:frame draw:id="id324" presentation:style-name="a1145" draw:name="Picture 2" svg:x="5.87143in" svg:y="1.82857in" svg:width="1.88038in" svg:height="1.88038in" style:rel-width="scale" style:rel-height="scale" presentation:class="graphic" presentation:placeholder="false">
          <draw:image xlink:href="media/image3.png" xlink:type="simple" xlink:show="embed" xlink:actuate="onLoad"/>
          <svg:title/>
          <svg:desc>Resultado de imagen para programar png</svg:desc>
        </draw:frame>
        <draw:frame draw:id="id325" draw:style-name="a1146" draw:name="Picture 6" svg:x="8.10934in" svg:y="1.95105in" svg:width="2.09375in" svg:height="1.63542in" style:rel-width="scale" style:rel-height="scale">
          <draw:image xlink:href="media/image4.gif" xlink:type="simple" xlink:show="embed" xlink:actuate="onLoad"/>
          <svg:title/>
          <svg:desc>Imagen relacionada</svg:desc>
        </draw:frame>
        <draw:frame draw:id="id326" draw:style-name="a1147" draw:name="Picture 8" svg:x="10.56062in" svg:y="1.8779in" svg:width="1.78172in" svg:height="1.78172in" style:rel-width="scale" style:rel-height="scale">
          <draw:image xlink:href="media/image5.png" xlink:type="simple" xlink:show="embed" xlink:actuate="onLoad"/>
          <svg:title/>
          <svg:desc>Resultado de imagen para movies png</svg:desc>
        </draw:frame>
        <draw:frame draw:id="id327" draw:style-name="a1148" draw:name="Picture 10" svg:x="5.96077in" svg:y="3.70896in" svg:width="1.79104in" svg:height="1.79104in" style:rel-width="scale" style:rel-height="scale">
          <draw:image xlink:href="media/image6.png" xlink:type="simple" xlink:show="embed" xlink:actuate="onLoad"/>
          <svg:title/>
          <svg:desc>Resultado de imagen para listen music png</svg:desc>
        </draw:frame>
        <draw:frame draw:id="id328" draw:style-name="a1149" draw:name="Picture 12" svg:x="8.37352in" svg:y="3.91311in" svg:width="1.56541in" svg:height="1.57143in" style:rel-width="scale" style:rel-height="scale">
          <draw:image xlink:href="media/image7.jpeg" xlink:type="simple" xlink:show="embed" xlink:actuate="onLoad"/>
          <svg:title/>
          <svg:desc>Resultado de imagen para piano png</svg:desc>
        </draw:frame>
        <draw:frame draw:id="id329" draw:style-name="a1150" draw:name="Picture 14" svg:x="10.56063in" svg:y="3.91311in" svg:width="1.57143in" svg:height="1.57143in" style:rel-width="scale" style:rel-height="scale">
          <draw:image xlink:href="media/image8.png" xlink:type="simple" xlink:show="embed" xlink:actuate="onLoad"/>
          <svg:title/>
          <svg:desc>Imagen relacionada</svg:desc>
        </draw:frame>
      </draw:page>
      <draw:page draw:name="Slide3" draw:style-name="a1151" draw:master-page-name="Master1-Layout2-obj-Título-y-objetos" presentation:presentation-page-layout-name="Master1-PPL2" draw:id="Slide-258">
        <draw:frame draw:id="id330" presentation:style-name="a1154" draw:name="Título 1" svg:x="0.97182in" svg:y="2.56991in" svg:width="3.82653in" svg:height="2.6864in" presentation:class="title" presentation:placeholder="false">
          <draw:text-box>
            <text:p text:style-name="a1153" text:class-names="" text:cond-style-name=""><text:span text:style-name="a1152" text:class-names="">Contacto</text:span></text:p>
          </draw:text-box>
          <svg:title/>
          <svg:desc/>
        </draw:frame>
        <draw:frame draw:id="id331" presentation:style-name="a1170" draw:name="Marcador de contenido 2" svg:x="6.61189in" svg:y="4.05714in" svg:width="6.86994in" svg:height="2.5612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332" draw:style-name="a1171" draw:name="Picture 2" svg:x="6.54955in" svg:y="1.20221in" svg:width="1.18811in" svg:height="1.18811in" style:rel-width="scale" style:rel-height="scale">
          <draw:image xlink:href="media/image9.png" xlink:type="simple" xlink:show="embed" xlink:actuate="onLoad"/>
          <svg:title/>
          <svg:desc>Resultado de imagen para mail png</svg:desc>
        </draw:frame>
        <draw:frame draw:id="id333" draw:style-name="a1176" draw:name="CuadroTexto 3" svg:x="7.94286in" svg:y="1.56769in" svg:width="4.42857in" svg:height="0.70684in">
          <draw:text-box>
            <text:p text:style-name="a1173" text:class-names="" text:cond-style-name=""><text:span text:style-name="a1172" text:class-names="">v.de.jesus@hotmail.com</text:span></text:p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334" draw:style-name="a1177" draw:name="Picture 4" svg:x="6.60745in" svg:y="2.59033in" svg:width="1.07231in" svg:height="1.07231in" style:rel-width="scale" style:rel-height="scale">
          <draw:image xlink:href="media/image10.png" xlink:type="simple" xlink:show="embed" xlink:actuate="onLoad"/>
          <svg:title/>
          <svg:desc>Resultado de imagen para phone png</svg:desc>
        </draw:frame>
        <draw:frame draw:id="id335" draw:style-name="a1182" draw:name="CuadroTexto 7" svg:x="7.94286in" svg:y="2.86308in" svg:width="4.42857in" svg:height="0.70684in">
          <draw:text-box>
            <text:p text:style-name="a1179" text:class-names="" text:cond-style-name=""><text:span text:style-name="a1178" text:class-names="">8119022700</text:span></text:p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336" draw:style-name="a1183" draw:name="Picture 8" svg:x="6.60745in" svg:y="4.04437in" svg:width="1.0919in" svg:height="1.08337in" style:rel-width="scale" style:rel-height="scale">
          <draw:image xlink:href="media/image11.png" xlink:type="simple" xlink:show="embed" xlink:actuate="onLoad"/>
          <svg:title/>
          <svg:desc>Imagen relacionada</svg:desc>
        </draw:frame>
        <draw:frame draw:id="id337" draw:style-name="a1188" draw:name="CuadroTexto 9" svg:x="7.92857in" svg:y="4.36264in" svg:width="4.42857in" svg:height="0.70684in">
          <draw:text-box>
            <text:p text:style-name="a1185" text:class-names="" text:cond-style-name=""><text:span text:style-name="a1184" text:class-names="">/vdejesusmedranoz</text:span></text:p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338" draw:style-name="a1189" draw:name="Picture 10" svg:x="6.59501in" svg:y="5.42379in" svg:width="1.09719in" svg:height="1.09719in" style:rel-width="scale" style:rel-height="scale">
          <draw:image xlink:href="media/image12.png" xlink:type="simple" xlink:show="embed" xlink:actuate="onLoad"/>
          <svg:title/>
          <svg:desc>Imagen relacionada</svg:desc>
        </draw:frame>
        <draw:frame draw:id="id339" draw:style-name="a1194" draw:name="CuadroTexto 11" svg:x="7.94286in" svg:y="5.81414in" svg:width="4.42857in" svg:height="0.70684in">
          <draw:text-box>
            <text:p text:style-name="a1191" text:class-names="" text:cond-style-name=""><text:span text:style-name="a1190" text:class-names="">mixlaab.github.io</text:span></text:p>
            <text:p text:style-name="a1193" text:class-names="" text:cond-style-name=""><text:span text:style-name="a119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ítulo y objetos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Encabezado de sección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Dos objetos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ació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Solo el título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En blanco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ido con título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Imagen con título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ítulo y texto vertical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Título vertical y texto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57" draw:style="rect" draw:dots1="1" draw:dots1-length="0.03125in" draw:distance="0.03125in"/>
    <draw:stroke-dash draw:name="a110" draw:style="rect" draw:dots1="1" draw:dots1-length="0.04167in" draw:dots2="1" draw:dots2-length="0.01389in" draw:distance="0.04167in"/>
    <draw:stroke-dash draw:name="a1074" draw:style="rect" draw:dots1="1" draw:dots1-length="0.03125in" draw:distance="0.03125in"/>
    <draw:stroke-dash draw:name="a98" draw:style="rect" draw:dots1="1" draw:dots1-length="0.03125in" draw:distance="0.03125in"/>
    <draw:stroke-dash draw:name="a411" draw:style="rect" draw:dots1="1" draw:dots1-length="0.03125in" draw:distance="0.03125in"/>
    <draw:stroke-dash draw:name="a961" draw:style="rect" draw:dots1="1" draw:dots1-length="0.03125in" draw:distance="0.03125in"/>
    <draw:stroke-dash draw:name="a965" draw:style="rect" draw:dots1="1" draw:dots1-length="0.03125in" draw:distance="0.03125in"/>
    <draw:stroke-dash draw:name="a1105" draw:style="rect" draw:dots1="1" draw:dots1-length="0.04167in" draw:dots2="1" draw:dots2-length="0.01389in" draw:distance="0.04167in"/>
    <draw:stroke-dash draw:name="a79" draw:style="rect" draw:dots1="1" draw:dots1-length="0.03125in" draw:distance="0.03125in"/>
    <draw:stroke-dash draw:name="a668" draw:style="rect" draw:dots1="1" draw:dots1-length="0.04167in" draw:dots2="1" draw:dots2-length="0.01389in" draw:distance="0.04167in"/>
    <draw:stroke-dash draw:name="a1109" draw:style="rect" draw:dots1="1" draw:dots1-length="0.08333in" draw:distance="0.08333in"/>
    <draw:stroke-dash draw:name="a298" draw:style="rect" draw:dots1="1" draw:dots1-length="0.03125in" draw:distance="0.03125in"/>
    <draw:stroke-dash draw:name="a873" draw:style="rect" draw:dots1="1" draw:dots1-length="0.03125in" draw:distance="0.03125in"/>
    <draw:stroke-dash draw:name="a850" draw:style="rect" draw:dots1="1" draw:dots1-length="0.03125in" draw:distance="0.03125in"/>
    <draw:stroke-dash draw:name="a576" draw:style="rect" draw:dots1="1" draw:dots1-length="0.04167in" draw:dots2="1" draw:dots2-length="0.01389in" draw:distance="0.04167in"/>
    <draw:stroke-dash draw:name="a302" draw:style="rect" draw:dots1="1" draw:dots1-length="0.03125in" draw:distance="0.03125in"/>
    <draw:stroke-dash draw:name="a900" draw:style="rect" draw:dots1="1" draw:dots1-length="0.03125in" draw:distance="0.03125in"/>
    <draw:stroke-dash draw:name="a279" draw:style="rect" draw:dots1="1" draw:dots1-length="0.03125in" draw:distance="0.03125in"/>
    <draw:stroke-dash draw:name="a877" draw:style="rect" draw:dots1="1" draw:dots1-length="0.04167in" draw:dots2="1" draw:dots2-length="0.01389in" draw:distance="0.04167in"/>
    <draw:stroke-dash draw:name="a329" draw:style="rect" draw:dots1="1" draw:dots1-length="0.03125in" draw:distance="0.03125in"/>
    <draw:stroke-dash draw:name="a629" draw:style="rect" draw:dots1="1" draw:dots1-length="0.03125in" draw:distance="0.03125in"/>
    <draw:stroke-dash draw:name="a306" draw:style="rect" draw:dots1="1" draw:dots1-length="0.04167in" draw:dots2="1" draw:dots2-length="0.01389in" draw:distance="0.04167in"/>
    <draw:stroke-dash draw:name="a186" draw:style="rect" draw:dots1="1" draw:dots1-length="0.03125in" draw:distance="0.03125in"/>
    <draw:stroke-dash draw:name="a761" draw:style="rect" draw:dots1="1" draw:dots1-length="0.03125in" draw:distance="0.03125in"/>
    <draw:stroke-dash draw:name="a537" draw:style="rect" draw:dots1="1" draw:dots1-length="0.03125in" draw:distance="0.03125in"/>
    <draw:stroke-dash draw:name="a442" draw:style="rect" draw:dots1="1" draw:dots1-length="0.04167in" draw:dots2="1" draw:dots2-length="0.01389in" draw:distance="0.04167in"/>
    <draw:stroke-dash draw:name="a446" draw:style="rect" draw:dots1="1" draw:dots1-length="0.08333in" draw:distance="0.08333in"/>
    <draw:stroke-dash draw:name="a672" draw:style="rect" draw:dots1="1" draw:dots1-length="0.08333in" draw:distance="0.08333in"/>
    <draw:stroke-dash draw:name="a996" draw:style="rect" draw:dots1="1" draw:dots1-length="0.04167in" draw:dots2="1" draw:dots2-length="0.01389in" draw:distance="0.04167in"/>
    <draw:stroke-dash draw:name="a102" draw:style="rect" draw:dots1="1" draw:dots1-length="0.03125in" draw:distance="0.03125in"/>
    <draw:stroke-dash draw:name="a1066" draw:style="rect" draw:dots1="1" draw:dots1-length="0.03125in" draw:distance="0.03125in"/>
    <draw:stroke-dash draw:name="a403" draw:style="rect" draw:dots1="1" draw:dots1-length="0.03125in" draw:distance="0.03125in"/>
    <draw:stroke-dash draw:name="a129" draw:style="rect" draw:dots1="1" draw:dots1-length="0.03125in" draw:distance="0.03125in"/>
    <draw:stroke-dash draw:name="a580" draw:style="rect" draw:dots1="1" draw:dots1-length="0.08333in" draw:distance="0.08333in"/>
    <draw:stroke-dash draw:name="a106" draw:style="rect" draw:dots1="1" draw:dots1-length="0.04167in" draw:dots2="1" draw:dots2-length="0.01389in" draw:distance="0.04167in"/>
    <draw:stroke-dash draw:name="a881" draw:style="rect" draw:dots1="1" draw:dots1-length="0.04167in" draw:dots2="1" draw:dots2-length="0.01389in" draw:distance="0.04167in"/>
    <draw:stroke-dash draw:name="a407" draw:style="rect" draw:dots1="1" draw:dots1-length="0.03125in" draw:distance="0.03125in"/>
    <draw:stroke-dash draw:name="a633" draw:style="rect" draw:dots1="1" draw:dots1-length="0.03125in" draw:distance="0.03125in"/>
    <draw:stroke-dash draw:name="a957" draw:style="rect" draw:dots1="1" draw:dots1-length="0.03125in" draw:distance="0.03125in"/>
    <draw:stroke-dash draw:name="a310" draw:style="rect" draw:dots1="1" draw:dots1-length="0.04167in" draw:dots2="1" draw:dots2-length="0.01389in" draw:distance="0.04167in"/>
    <draw:stroke-dash draw:name="a1000" draw:style="rect" draw:dots1="1" draw:dots1-length="0.08333in" draw:distance="0.08333in"/>
    <draw:stroke-dash draw:name="a190" draw:style="rect" draw:dots1="1" draw:dots1-length="0.03125in" draw:distance="0.03125in"/>
    <draw:stroke-dash draw:name="a637" draw:style="rect" draw:dots1="1" draw:dots1-length="0.03125in" draw:distance="0.03125in"/>
    <draw:stroke-dash draw:name="a541" draw:style="rect" draw:dots1="1" draw:dots1-length="0.03125in" draw:distance="0.03125in"/>
    <draw:stroke-dash draw:name="a792" draw:style="rect" draw:dots1="1" draw:dots1-length="0.04167in" draw:dots2="1" draw:dots2-length="0.01389in" draw:distance="0.04167in"/>
    <draw:stroke-dash draw:name="a194" draw:style="rect" draw:dots1="1" draw:dots1-length="0.03125in" draw:distance="0.03125in"/>
    <draw:stroke-dash draw:name="a869" draw:style="rect" draw:dots1="1" draw:dots1-length="0.03125in" draw:distance="0.03125in"/>
    <draw:stroke-dash draw:name="a545" draw:style="rect" draw:dots1="1" draw:dots1-length="0.03125in" draw:distance="0.03125in"/>
    <draw:stroke-dash draw:name="a796" draw:style="rect" draw:dots1="1" draw:dots1-length="0.08333in" draw:distance="0.08333in"/>
    <draw:stroke-dash draw:name="a225" draw:style="rect" draw:dots1="1" draw:dots1-length="0.04167in" draw:dots2="1" draw:dots2-length="0.01389in" draw:distance="0.04167in"/>
    <draw:stroke-dash draw:name="a229" draw:style="rect" draw:dots1="1" draw:dots1-length="0.08333in" draw:distance="0.08333in"/>
    <draw:stroke-dash draw:name="a753" draw:style="rect" draw:dots1="1" draw:dots1-length="0.03125in" draw:distance="0.03125in"/>
    <draw:stroke-dash draw:name="a1070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fo:wrap-option="wrap" fo:padding-top="0in" fo:padding-bottom="0in" fo:padding-left="0in" fo:padding-right="0in" draw:textarea-vertical-align="top" draw:textarea-horizontal-align="left" draw:fill="none" draw:stroke="dash" draw:stroke-dash="a30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dash" draw:stroke-dash="a30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none" draw:stroke="dash" draw:stroke-dash="a2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in" fo:padding-bottom="0in" fo:padding-left="0in" fo:padding-right="0in" draw:textarea-vertical-align="top" draw:textarea-horizontal-align="left" draw:fill="none" draw:stroke="dash" draw:stroke-dash="a310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none" draw:stroke="dash" draw:stroke-dash="a40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dash" draw:stroke-dash="a40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none" draw:stroke="dash" draw:stroke-dash="a3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none" draw:stroke="dash" draw:stroke-dash="a41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dash" draw:stroke-dash="a18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none" draw:stroke="dash" draw:stroke-dash="a19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none" draw:stroke="dash" draw:stroke-dash="a19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none" draw:stroke="dash" draw:stroke-dash="a27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none" draw:stroke="dash" draw:stroke-dash="a44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dash" draw:stroke-dash="a44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none" draw:stroke="dash" draw:stroke-dash="a2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none" draw:stroke="dash" draw:stroke-dash="a5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none" draw:stroke="dash" draw:stroke-dash="a54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none" draw:stroke="dash" draw:stroke-dash="a54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none" draw:stroke="dash" draw:stroke-dash="a6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none" draw:stroke="dash" draw:stroke-dash="a63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none" draw:stroke="dash" draw:stroke-dash="a6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dash" draw:stroke-dash="a57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none" draw:stroke="dash" draw:stroke-dash="a58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none" draw:stroke="dash" draw:stroke-dash="a66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none" draw:stroke="dash" draw:stroke-dash="a90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none" draw:stroke="dash" draw:stroke-dash="a100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dash" draw:stroke-dash="a67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dash" draw:stroke-dash="a75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none" draw:stroke="dash" draw:stroke-dash="a75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none" draw:stroke="dash" draw:stroke-dash="a7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none" draw:stroke="dash" draw:stroke-dash="a110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none" draw:stroke="dash" draw:stroke-dash="a85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in" fo:padding-bottom="0in" fo:padding-left="0in" fo:padding-right="0in" draw:textarea-vertical-align="top" draw:textarea-horizontal-align="left" draw:fill="none" draw:stroke="dash" draw:stroke-dash="a110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dash" draw:stroke-dash="a7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dash" draw:stroke-dash="a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none" draw:stroke="dash" draw:stroke-dash="a79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none" draw:stroke="dash" draw:stroke-dash="a8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left" draw:fill="none" draw:stroke="dash" draw:stroke-dash="a79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top" draw:textarea-horizontal-align="left" draw:fill="none" draw:stroke="dash" draw:stroke-dash="a87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none" draw:stroke="dash" draw:stroke-dash="a877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top" draw:textarea-horizontal-align="left" draw:fill="none" draw:stroke="dash" draw:stroke-dash="a95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none" draw:stroke="dash" draw:stroke-dash="a88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none" draw:stroke="dash" draw:stroke-dash="a9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dash" draw:stroke-dash="a96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none" draw:stroke="dash" draw:stroke-dash="a106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left" draw:fill="none" draw:stroke="dash" draw:stroke-dash="a107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none" draw:stroke="dash" draw:stroke-dash="a107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top" draw:textarea-horizontal-align="left" draw:fill="none" draw:stroke="dash" draw:stroke-dash="a99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dash" draw:stroke-dash="a10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dash" draw:stroke-dash="a10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dash" draw:stroke-dash="a110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dash" draw:stroke-dash="a1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dash" draw:stroke-dash="a22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text:list-style style:name="a35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4" draw:name="Title Placeholder 1" svg:x="0.97459in" svg:y="2.57917in" svg:width="3.82619in" svg:height="2.686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32" draw:name="Text Placeholder 2" svg:x="5.94377in" svg:y="0.86912in" svg:width="6.50704in" svg:height="5.749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Date Placeholder 3" svg:x="0.88in" svg:y="0.35in" svg:width="4in" svg:height="0.35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1/19/2018</text:date></text:span></text:p>
        </draw:text-box>
        <svg:title/>
        <svg:desc/>
      </draw:frame>
      <draw:frame draw:id="id3" presentation:style-name="a39" draw:name="Footer Placeholder 4" svg:x="0.88in" svg:y="6.81in" svg:width="11.58in" svg:height="0.35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2" draw:name="Slide Number Placeholder 5" svg:x="11.45in" svg:y="0.35in" svg:width="1in" svg:height="0.35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43">
      <draw:g draw:name="Group 88" draw:id="id5">
        <svg:title/>
        <svg:desc/>
        <draw:custom-shape svg:x="-0.36054in" svg:y="1.41176in" svg:width="10.61111in" svg:height="6.09527in" draw:id="id15" draw:style-name="a73" draw:name="Freeform 5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16" draw:style-name="a76" draw:name="Freeform 6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17" draw:style-name="a80" draw:name="Freeform 7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18" draw:style-name="a83" draw:name="Freeform 8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19" draw:style-name="a86" draw:name="Freeform 9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0" draw:style-name="a89" draw:name="Freeform 10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1" draw:style-name="a92" draw:name="Freeform 11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2" draw:style-name="a95" draw:name="Freeform 12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3" draw:style-name="a99" draw:name="Freeform 13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" draw:style-name="a103" draw:name="Freeform 14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5" draw:style-name="a107" draw:name="Freeform 15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6" draw:style-name="a111" draw:name="Freeform 16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7" draw:style-name="a114" draw:name="Freeform 17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8" draw:style-name="a117" draw:name="Freeform 18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9" draw:style-name="a120" draw:name="Freeform 19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30" draw:style-name="a123" draw:name="Freeform 20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31" draw:style-name="a126" draw:name="Freeform 21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32" draw:style-name="a130" draw:name="Freeform 22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33" draw:style-name="a133" draw:name="Freeform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64" draw:name="Rectangle 38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67" draw:transform="translate(-0.22268in -0.19196in) rotate(-3.14159) translate(6.66667in 6.0027in)" draw:name="Isosceles Triangle 39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.82556in" svg:y="2.17755in" svg:width="9.67374in" svg:height="3.6332in" draw:id="id14" draw:style-name="a70" draw:name="Rectangle 40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47" draw:name="Title 1" svg:x="1.92392in" svg:y="2.2698in" svg:width="9.49247in" svg:height="1.91243in" presentation:class="title" presentation:placeholder="false">
        <draw:text-box>
          <text:p text:style-name="a46" text:class-names="" text:cond-style-name=""><text:span text:style-name="a44" text:class-names="">Haga clic para modificar el estilo de título del patrón</text:span><text:span text:style-name="a45" text:class-names=""/></text:p>
        </draw:text-box>
        <svg:title/>
        <svg:desc/>
      </draw:frame>
      <draw:frame draw:id="id8" presentation:style-name="a51" draw:name="Subtitle 2" svg:x="1.92392in" svg:y="4.27194in" svg:width="9.48538in" svg:height="1.4464in" presentation:class="subtitle" presentation:placeholder="false">
        <draw:text-box>
          <text:p text:style-name="a50" text:class-names="" text:cond-style-name=""><text:span text:style-name="a48" text:class-names="">Haga clic para editar el estilo de subtítulo del patrón</text:span><text:span text:style-name="a49" text:class-names=""/></text:p>
        </draw:text-box>
        <svg:title/>
        <svg:desc/>
      </draw:frame>
      <draw:frame draw:id="id9" presentation:style-name="a55" draw:name="Date Placeholder 3" svg:x="0.88in" svg:y="0.35in" svg:width="4in" svg:height="0.35in" presentation:class="date-time" presentation:placeholder="false">
        <draw:text-box>
          <text:p text:style-name="a54" text:class-names="" text:cond-style-name=""><text:span text:style-name="a52" text:class-names=""><text:date text:fixed="false" style:data-style-name="a53">1/19/2018</text:date></text:span></text:p>
        </draw:text-box>
        <svg:title/>
        <svg:desc/>
      </draw:frame>
      <draw:frame draw:id="id10" presentation:style-name="a58" draw:name="Footer Placeholder 4" svg:x="0.88in" svg:y="6.81in" svg:width="11.58in" svg:height="0.3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1" presentation:style-name="a61" draw:name="Slide Number Placeholder 5" svg:x="11.45in" svg:y="0.35in" svg:width="1in" svg:height="0.3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134">
      <draw:g draw:name="Group 79" draw:id="id34">
        <svg:title/>
        <svg:desc/>
        <draw:custom-shape svg:x="1.42882in" svg:y="0in" svg:width="4.22396in" svg:height="7.48438in" draw:id="id44" draw:style-name="a177" draw:name="Freeform 5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45" draw:style-name="a180" draw:name="Freeform 6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46" draw:style-name="a183" draw:name="Freeform 7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47" draw:style-name="a187" draw:name="Freeform 8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48" draw:style-name="a191" draw:name="Freeform 9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49" draw:style-name="a195" draw:name="Freeform 10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50" draw:style-name="a198" draw:name="Freeform 11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51" draw:style-name="a201" draw:name="Freeform 12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52" draw:style-name="a204" draw:name="Freeform 13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53" draw:style-name="a207" draw:name="Freeform 14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54" draw:style-name="a210" draw:name="Freeform 15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55" draw:style-name="a213" draw:name="Freeform 16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56" draw:style-name="a216" draw:name="Freeform 17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57" draw:style-name="a219" draw:name="Freeform 18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58" draw:style-name="a222" draw:name="Freeform 19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59" draw:style-name="a226" draw:name="Freeform 20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60" draw:style-name="a230" draw:name="Freeform 21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61" draw:style-name="a233" draw:name="Freeform 22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62" draw:style-name="a236" draw:name="Freeform 23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63" draw:style-name="a239" draw:name="Freeform 24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64" draw:style-name="a242" draw:name="Freeform 25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68" draw:name="Rectangle 27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71" draw:transform="translate(-0.17278in -0.14895in) rotate(-3.14159) translate(2.88764in 5.50504in)" draw:name="Isosceles Triangle 22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43" draw:style-name="a174" draw:name="Rectangle 29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138" draw:name="Title 1" svg:x="0.97182in" svg:y="2.56991in" svg:width="3.82653in" svg:height="2.6864in" presentation:class="title" presentation:placeholder="false">
        <draw:text-box>
          <text:p text:style-name="a137" text:class-names="" text:cond-style-name=""><text:span text:style-name="a135" text:class-names="">Haga clic para modificar el estilo de título del patrón</text:span><text:span text:style-name="a136" text:class-names=""/></text:p>
        </draw:text-box>
        <svg:title/>
        <svg:desc/>
      </draw:frame>
      <draw:frame draw:id="id37" presentation:style-name="a155" draw:name="Content Placeholder 2" svg:x="5.5976in" svg:y="0.87837in" svg:width="6.86994in" svg:height="5.73996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ar el estilo de texto del patró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gundo ni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Quinto ni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59" draw:name="Date Placeholder 3" svg:x="0.88in" svg:y="0.35in" svg:width="4in" svg:height="0.35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1/19/2018</text:date></text:span></text:p>
        </draw:text-box>
        <svg:title/>
        <svg:desc/>
      </draw:frame>
      <draw:frame draw:id="id39" presentation:style-name="a162" draw:name="Footer Placeholder 4" svg:x="0.88in" svg:y="6.81in" svg:width="11.58in" svg:height="0.35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0" presentation:style-name="a165" draw:name="Slide Number Placeholder 5" svg:x="11.45in" svg:y="0.35in" svg:width="1in" svg:height="0.35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243">
      <draw:g draw:name="Group 76" draw:id="id65">
        <svg:title/>
        <svg:desc/>
        <draw:custom-shape svg:x="-0.36054in" svg:y="1.41176in" svg:width="10.61111in" svg:height="6.09527in" draw:id="id75" draw:style-name="a273" draw:name="Freeform 5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76" draw:style-name="a276" draw:name="Freeform 6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77" draw:style-name="a280" draw:name="Freeform 7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78" draw:style-name="a283" draw:name="Freeform 8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79" draw:style-name="a286" draw:name="Freeform 9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80" draw:style-name="a289" draw:name="Freeform 10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81" draw:style-name="a292" draw:name="Freeform 11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82" draw:style-name="a295" draw:name="Freeform 12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83" draw:style-name="a299" draw:name="Freeform 13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84" draw:style-name="a303" draw:name="Freeform 14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85" draw:style-name="a307" draw:name="Freeform 15">
          <svg:title/>
          <svg:desc/>
          <text:p text:style-name="a305" text:class-names="" text:cond-style-name=""><text:span text:style-name="a304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86" draw:style-name="a311" draw:name="Freeform 16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87" draw:style-name="a314" draw:name="Freeform 17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88" draw:style-name="a317" draw:name="Freeform 18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89" draw:style-name="a320" draw:name="Freeform 19">
          <svg:title/>
          <svg:desc/>
          <text:p text:style-name="a319" text:class-names="" text:cond-style-name=""><text:span text:style-name="a318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90" draw:style-name="a323" draw:name="Freeform 20">
          <svg:title/>
          <svg:desc/>
          <text:p text:style-name="a322" text:class-names="" text:cond-style-name=""><text:span text:style-name="a321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91" draw:style-name="a326" draw:name="Freeform 21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92" draw:style-name="a330" draw:name="Freeform 22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93" draw:style-name="a333" draw:name="Freeform 23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264" draw:name="Rectangle 98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267" draw:transform="translate(-0.22268in -0.19196in) rotate(-3.14159) translate(6.66667in 6.0027in)" draw:name="Isosceles Triangle 39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3.56468in" svg:y="2.17755in" svg:width="6.19657in" svg:height="3.6332in" draw:id="id74" draw:style-name="a270" draw:name="Rectangle 100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47" draw:name="Title 1" svg:x="3.65728in" svg:y="2.26895in" svg:width="6.00418in" svg:height="1.84754in" presentation:class="title" presentation:placeholder="false">
        <draw:text-box>
          <text:p text:style-name="a246" text:class-names="" text:cond-style-name=""><text:span text:style-name="a244" text:class-names="">Haga clic para modificar el estilo de título del patrón</text:span><text:span text:style-name="a245" text:class-names=""/></text:p>
        </draw:text-box>
        <svg:title/>
        <svg:desc/>
      </draw:frame>
      <draw:frame draw:id="id68" presentation:style-name="a251" draw:name="Text Placeholder 2" svg:x="3.65728in" svg:y="4.20697in" svg:width="6.00418in" svg:height="1.51331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Editar el estilo de texto del patrón</text:span></text:p>
            </text:list-item>
          </text:list>
        </draw:text-box>
        <svg:title/>
        <svg:desc/>
      </draw:frame>
      <draw:frame draw:id="id69" presentation:style-name="a255" draw:name="Date Placeholder 3" svg:x="0.88in" svg:y="0.35in" svg:width="4in" svg:height="0.35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19/2018</text:date></text:span></text:p>
        </draw:text-box>
        <svg:title/>
        <svg:desc/>
      </draw:frame>
      <draw:frame draw:id="id70" presentation:style-name="a258" draw:name="Footer Placeholder 4" svg:x="0.88in" svg:y="6.81in" svg:width="11.58in" svg:height="0.3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71" presentation:style-name="a261" draw:name="Slide Number Placeholder 5" svg:x="11.45in" svg:y="0.35in" svg:width="1in" svg:height="0.3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334">
      <draw:g draw:name="Group 36" draw:id="id94">
        <svg:title/>
        <svg:desc/>
        <draw:custom-shape svg:x="1.42882in" svg:y="0in" svg:width="4.22396in" svg:height="7.48438in" draw:id="id105" draw:style-name="a394" draw:name="Freeform 5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06" draw:style-name="a397" draw:name="Freeform 6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07" draw:style-name="a400" draw:name="Freeform 7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08" draw:style-name="a404" draw:name="Freeform 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09" draw:style-name="a408" draw:name="Freeform 9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10" draw:style-name="a412" draw:name="Freeform 10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11" draw:style-name="a415" draw:name="Freeform 11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12" draw:style-name="a418" draw:name="Freeform 12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13" draw:style-name="a421" draw:name="Freeform 13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14" draw:style-name="a424" draw:name="Freeform 1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15" draw:style-name="a427" draw:name="Freeform 15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16" draw:style-name="a430" draw:name="Freeform 16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17" draw:style-name="a433" draw:name="Freeform 17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18" draw:style-name="a436" draw:name="Freeform 18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19" draw:style-name="a439" draw:name="Freeform 1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20" draw:style-name="a443" draw:name="Freeform 20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21" draw:style-name="a447" draw:name="Freeform 21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22" draw:style-name="a450" draw:name="Freeform 22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23" draw:style-name="a453" draw:name="Freeform 23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24" draw:style-name="a456" draw:name="Freeform 24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25" draw:style-name="a459" draw:name="Freeform 25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385" draw:name="Rectangle 59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388" draw:transform="translate(-0.17278in -0.14895in) rotate(-3.14159) translate(2.88764in 5.50504in)" draw:name="Isosceles Triangle 2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04" draw:style-name="a391" draw:name="Rectangle 6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338" draw:name="Title 1" svg:x="0.97222in" svg:y="2.55869in" svg:width="3.82855in" svg:height="2.7013in" presentation:class="title" presentation:placeholder="false">
        <draw:text-box>
          <text:p text:style-name="a337" text:class-names="" text:cond-style-name=""><text:span text:style-name="a335" text:class-names="">Haga clic para modificar el estilo de título del patrón</text:span><text:span text:style-name="a336" text:class-names=""/></text:p>
        </draw:text-box>
        <svg:title/>
        <svg:desc/>
      </draw:frame>
      <draw:frame draw:id="id97" presentation:style-name="a355" draw:name="Content Placeholder 2" svg:x="5.60026in" svg:y="0.87838in" svg:width="6.85651in" svg:height="2.6057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ar el estilo de texto del patrón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i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Quinto ni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372" draw:name="Content Placeholder 3" svg:x="5.5976in" svg:y="4.01593in" svg:width="6.85917in" svg:height="2.60672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ar el estilo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Quinto ni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76" draw:name="Date Placeholder 4" svg:x="0.88in" svg:y="0.35in" svg:width="4in" svg:height="0.35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9/2018</text:date></text:span></text:p>
        </draw:text-box>
        <svg:title/>
        <svg:desc/>
      </draw:frame>
      <draw:frame draw:id="id100" presentation:style-name="a379" draw:name="Footer Placeholder 5" svg:x="0.88in" svg:y="6.81in" svg:width="11.58in" svg:height="0.35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01" presentation:style-name="a382" draw:name="Slide Number Placeholder 6" svg:x="11.45in" svg:y="0.35in" svg:width="1in" svg:height="0.35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460">
      <draw:g draw:name="Group 38" draw:id="id126">
        <svg:title/>
        <svg:desc/>
        <draw:custom-shape svg:x="1.42882in" svg:y="0in" svg:width="4.22396in" svg:height="7.48438in" draw:id="id139" draw:style-name="a528" draw:name="Freeform 5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40" draw:style-name="a531" draw:name="Freeform 6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41" draw:style-name="a534" draw:name="Freeform 7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42" draw:style-name="a538" draw:name="Freeform 8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43" draw:style-name="a542" draw:name="Freeform 9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44" draw:style-name="a546" draw:name="Freeform 10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45" draw:style-name="a549" draw:name="Freeform 1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46" draw:style-name="a552" draw:name="Freeform 1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47" draw:style-name="a555" draw:name="Freeform 13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48" draw:style-name="a558" draw:name="Freeform 1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49" draw:style-name="a561" draw:name="Freeform 15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50" draw:style-name="a564" draw:name="Freeform 16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51" draw:style-name="a567" draw:name="Freeform 17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52" draw:style-name="a570" draw:name="Freeform 18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53" draw:style-name="a573" draw:name="Freeform 19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54" draw:style-name="a577" draw:name="Freeform 20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55" draw:style-name="a581" draw:name="Freeform 21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56" draw:style-name="a584" draw:name="Freeform 22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57" draw:style-name="a587" draw:name="Freeform 23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58" draw:style-name="a590" draw:name="Freeform 24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59" draw:style-name="a593" draw:name="Freeform 25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519" draw:name="Rectangle 61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522" draw:transform="translate(-0.17278in -0.14895in) rotate(-3.14159) translate(2.88764in 5.50504in)" draw:name="Isosceles Triangle 22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38" draw:style-name="a525" draw:name="Rectangle 63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464" draw:name="Title 1" svg:x="0.97222in" svg:y="2.58521in" svg:width="3.82855in" svg:height="2.69083in" presentation:class="title" presentation:placeholder="false">
        <draw:text-box>
          <text:p text:style-name="a463" text:class-names="" text:cond-style-name=""><text:span text:style-name="a461" text:class-names="">Haga clic para modificar el estilo de título del patrón</text:span><text:span text:style-name="a462" text:class-names=""/></text:p>
        </draw:text-box>
        <svg:title/>
        <svg:desc/>
      </draw:frame>
      <draw:frame draw:id="id129" presentation:style-name="a468" draw:name="Text Placeholder 2" svg:x="5.60492in" svg:y="0.87837in" svg:width="6.85158in" svg:height="0.7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ar el estilo de texto del patrón</text:span></text:p>
            </text:list-item>
          </text:list>
        </draw:text-box>
        <svg:title/>
        <svg:desc/>
      </draw:frame>
      <draw:frame draw:id="id130" presentation:style-name="a485" draw:name="Content Placeholder 3" svg:x="5.6051in" svg:y="1.62837in" svg:width="6.85078in" svg:height="1.8557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Editar el estilo de texto del patrón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gundo ni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Quinto nivel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489" draw:name="Text Placeholder 4" svg:x="5.59783in" svg:y="4.00906in" svg:width="6.85085in" svg:height="0.75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Editar el estilo de texto del patrón</text:span></text:p>
            </text:list-item>
          </text:list>
        </draw:text-box>
        <svg:title/>
        <svg:desc/>
      </draw:frame>
      <draw:frame draw:id="id132" presentation:style-name="a506" draw:name="Content Placeholder 5" svg:x="5.5976in" svg:y="4.75906in" svg:width="6.85213in" svg:height="1.86358in" presentation:class="object" presentation:placeholder="false">
        <draw:text-box>
          <text:list text:style-name="a492">
            <text:list-item>
              <text:p text:style-name="a491" text:class-names="" text:cond-style-name=""><text:span text:style-name="a490" text:class-names="">Editar el estilo de texto del patrón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gundo ni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Quinto nivel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510" draw:name="Date Placeholder 6" svg:x="0.88in" svg:y="0.35in" svg:width="4in" svg:height="0.35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/19/2018</text:date></text:span></text:p>
        </draw:text-box>
        <svg:title/>
        <svg:desc/>
      </draw:frame>
      <draw:frame draw:id="id134" presentation:style-name="a513" draw:name="Footer Placeholder 7" svg:x="0.88in" svg:y="6.81in" svg:width="11.58in" svg:height="0.35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35" presentation:style-name="a516" draw:name="Slide Number Placeholder 8" svg:x="11.45in" svg:y="0.35in" svg:width="1in" svg:height="0.35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594">
      <draw:g draw:name="Group 76" draw:id="id160">
        <svg:title/>
        <svg:desc/>
        <draw:custom-shape svg:x="1.42882in" svg:y="0in" svg:width="4.22396in" svg:height="7.48438in" draw:id="id169" draw:style-name="a620" draw:name="Freeform 5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70" draw:style-name="a623" draw:name="Freeform 6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71" draw:style-name="a626" draw:name="Freeform 7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72" draw:style-name="a630" draw:name="Freeform 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73" draw:style-name="a634" draw:name="Freeform 9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74" draw:style-name="a638" draw:name="Freeform 10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75" draw:style-name="a641" draw:name="Freeform 11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76" draw:style-name="a644" draw:name="Freeform 12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77" draw:style-name="a647" draw:name="Freeform 13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78" draw:style-name="a650" draw:name="Freeform 14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79" draw:style-name="a653" draw:name="Freeform 15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80" draw:style-name="a656" draw:name="Freeform 16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81" draw:style-name="a659" draw:name="Freeform 17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82" draw:style-name="a662" draw:name="Freeform 18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83" draw:style-name="a665" draw:name="Freeform 19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84" draw:style-name="a669" draw:name="Freeform 20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85" draw:style-name="a673" draw:name="Freeform 2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86" draw:style-name="a676" draw:name="Freeform 22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87" draw:style-name="a679" draw:name="Freeform 23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88" draw:style-name="a682" draw:name="Freeform 24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89" draw:style-name="a685" draw:name="Freeform 25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611" draw:name="Rectangle 24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614" draw:transform="translate(-0.17278in -0.14895in) rotate(-3.14159) translate(2.88764in 5.50504in)" draw:name="Isosceles Triangle 22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68" draw:style-name="a617" draw:name="Rectangle 26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598" draw:name="Title 1" svg:x="0.97182in" svg:y="2.56991in" svg:width="3.82895in" svg:height="2.6864in" presentation:class="title" presentation:placeholder="false">
        <draw:text-box>
          <text:p text:style-name="a597" text:class-names="" text:cond-style-name=""><text:span text:style-name="a595" text:class-names="">Haga clic para modificar el estilo de título del patrón</text:span><text:span text:style-name="a596" text:class-names=""/></text:p>
        </draw:text-box>
        <svg:title/>
        <svg:desc/>
      </draw:frame>
      <draw:frame draw:id="id163" presentation:style-name="a602" draw:name="Date Placeholder 2" svg:x="0.88in" svg:y="0.35in" svg:width="4in" svg:height="0.35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/19/2018</text:date></text:span></text:p>
        </draw:text-box>
        <svg:title/>
        <svg:desc/>
      </draw:frame>
      <draw:frame draw:id="id164" presentation:style-name="a605" draw:name="Footer Placeholder 3" svg:x="0.88in" svg:y="6.81in" svg:width="11.58in" svg:height="0.35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65" presentation:style-name="a608" draw:name="Slide Number Placeholder 4" svg:x="11.45in" svg:y="0.35in" svg:width="1in" svg:height="0.35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686">
      <draw:frame draw:id="id190" presentation:style-name="a690" draw:name="Date Placeholder 1" svg:x="0.88in" svg:y="0.35in" svg:width="4in" svg:height="0.35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/19/2018</text:date></text:span></text:p>
        </draw:text-box>
        <svg:title/>
        <svg:desc/>
      </draw:frame>
      <draw:frame draw:id="id191" presentation:style-name="a693" draw:name="Footer Placeholder 2" svg:x="0.88in" svg:y="6.81in" svg:width="11.58in" svg:height="0.35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92" presentation:style-name="a696" draw:name="Slide Number Placeholder 3" svg:x="11.45in" svg:y="0.35in" svg:width="1in" svg:height="0.35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697">
      <draw:g draw:name="Group 73" draw:id="id193">
        <svg:title/>
        <svg:desc/>
        <draw:custom-shape svg:x="1.42882in" svg:y="0in" svg:width="4.22396in" svg:height="7.48438in" draw:id="id204" draw:style-name="a744" draw:name="Freeform 5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05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06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07" draw:style-name="a754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08" draw:style-name="a758" draw:name="Freeform 9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09" draw:style-name="a762" draw:name="Freeform 1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10" draw:style-name="a765" draw:name="Freeform 1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11" draw:style-name="a768" draw:name="Freeform 12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12" draw:style-name="a771" draw:name="Freeform 13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13" draw:style-name="a774" draw:name="Freeform 14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14" draw:style-name="a777" draw:name="Freeform 15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15" draw:style-name="a780" draw:name="Freeform 16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16" draw:style-name="a783" draw:name="Freeform 17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17" draw:style-name="a786" draw:name="Freeform 18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18" draw:style-name="a789" draw:name="Freeform 19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19" draw:style-name="a793" draw:name="Freeform 20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20" draw:style-name="a797" draw:name="Freeform 21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21" draw:style-name="a800" draw:name="Freeform 22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22" draw:style-name="a803" draw:name="Freeform 23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23" draw:style-name="a806" draw:name="Freeform 24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24" draw:style-name="a809" draw:name="Freeform 25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735" draw:name="Rectangle 21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738" draw:transform="translate(-0.17278in -0.14895in) rotate(-3.14159) translate(2.88764in 5.50504in)" draw:name="Isosceles Triangle 22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03" draw:style-name="a741" draw:name="Rectangle 32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701" draw:name="Title 1" svg:x="0.97182in" svg:y="2.57221in" svg:width="3.82896in" svg:height="1.33781in" presentation:class="title" presentation:placeholder="false">
        <draw:text-box>
          <text:p text:style-name="a700" text:class-names="" text:cond-style-name=""><text:span text:style-name="a698" text:class-names="">Haga clic para modificar el estilo de título del patrón</text:span><text:span text:style-name="a699" text:class-names=""/></text:p>
        </draw:text-box>
        <svg:title/>
        <svg:desc/>
      </draw:frame>
      <draw:frame draw:id="id196" presentation:style-name="a718" draw:name="Content Placeholder 2" svg:x="5.58835in" svg:y="0.87796in" svg:width="6.86246in" svg:height="5.7414in" presentation:class="object" presentation:placeholder="false">
        <draw:text-box>
          <text:list text:style-name="a704">
            <text:list-item>
              <text:p text:style-name="a703" text:class-names="" text:cond-style-name=""><text:span text:style-name="a702" text:class-names="">Editar el estilo de texto del patrón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Segundo nivel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4" text:class-names="">Quinto nivel</text:span><text:span text:style-name="a7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722" draw:name="Text Placeholder 3" svg:x="0.97182in" svg:y="3.91534in" svg:width="3.82896in" svg:height="1.33548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ar el estilo de texto del patrón</text:span></text:p>
            </text:list-item>
          </text:list>
        </draw:text-box>
        <svg:title/>
        <svg:desc/>
      </draw:frame>
      <draw:frame draw:id="id198" presentation:style-name="a726" draw:name="Date Placeholder 4" svg:x="0.88in" svg:y="0.35in" svg:width="4in" svg:height="0.35in" presentation:class="date-time" presentation:placeholder="false">
        <draw:text-box>
          <text:p text:style-name="a725" text:class-names="" text:cond-style-name=""><text:span text:style-name="a723" text:class-names=""><text:date text:fixed="false" style:data-style-name="a724">1/19/2018</text:date></text:span></text:p>
        </draw:text-box>
        <svg:title/>
        <svg:desc/>
      </draw:frame>
      <draw:frame draw:id="id199" presentation:style-name="a729" draw:name="Footer Placeholder 5" svg:x="0.88in" svg:y="6.81in" svg:width="11.58in" svg:height="0.35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200" presentation:style-name="a732" draw:name="Slide Number Placeholder 6" svg:x="11.45in" svg:y="0.35in" svg:width="1in" svg:height="0.35in" presentation:class="page-number" presentation:placeholder="false">
        <draw:text-box>
          <text:p text:style-name="a731" text:class-names="" text:cond-style-name=""><text:span text:style-name="a730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810">
      <draw:g draw:name="Group 72" draw:id="id225">
        <svg:title/>
        <svg:desc/>
        <draw:custom-shape svg:x="-0.36054in" svg:y="1.41176in" svg:width="10.61111in" svg:height="6.09527in" draw:id="id236" draw:style-name="a844" draw:name="Freeform 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237" draw:style-name="a847" draw:name="Freeform 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238" draw:style-name="a851" draw:name="Freeform 7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239" draw:style-name="a854" draw:name="Freeform 8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240" draw:style-name="a857" draw:name="Freeform 9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41" draw:style-name="a860" draw:name="Freeform 1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42" draw:style-name="a863" draw:name="Freeform 11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43" draw:style-name="a866" draw:name="Freeform 12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44" draw:style-name="a870" draw:name="Freeform 1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5" draw:style-name="a874" draw:name="Freeform 14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46" draw:style-name="a878" draw:name="Freeform 15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47" draw:style-name="a882" draw:name="Freeform 1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48" draw:style-name="a885" draw:name="Freeform 1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49" draw:style-name="a888" draw:name="Freeform 1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50" draw:style-name="a891" draw:name="Freeform 1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251" draw:style-name="a894" draw:name="Freeform 20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252" draw:style-name="a897" draw:name="Freeform 21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253" draw:style-name="a901" draw:name="Freeform 22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254" draw:style-name="a904" draw:name="Freeform 23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835" draw:name="Rectangle 76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838" draw:transform="translate(-0.17278in -0.14895in) rotate(-3.14159) translate(4.12958in 5.50366in)" draw:name="Isosceles Triangl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073in" svg:y="2.48732in" svg:width="6.49775in" svg:height="2.87in" draw:id="id235" draw:style-name="a841" draw:name="Rectangle 78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814" draw:name="Picture Placeholder 2" svg:x="8.24968in" svg:y="0in" svg:width="5.08365in" svg:height="7.5in" presentation:class="graphic" presentation:placeholder="false">
        <draw:text-box>
          <text:p text:style-name="a813" text:class-names="" text:cond-style-name=""><text:span text:style-name="a811" text:class-names="">Haga clic en el icono para agregar una imagen</text:span><text:span text:style-name="a812" text:class-names=""/></text:p>
        </draw:text-box>
        <svg:title/>
        <svg:desc/>
      </draw:frame>
      <draw:frame draw:id="id228" presentation:style-name="a818" draw:name="Title 1" svg:x="0.96833in" svg:y="2.58121in" svg:width="6.31742in" svg:height="1.28831in" presentation:class="title" presentation:placeholder="false">
        <draw:text-box>
          <text:p text:style-name="a817" text:class-names="" text:cond-style-name=""><text:span text:style-name="a815" text:class-names="">Haga clic para modificar el estilo de título del patrón</text:span><text:span text:style-name="a816" text:class-names=""/></text:p>
        </draw:text-box>
        <svg:title/>
        <svg:desc/>
      </draw:frame>
      <draw:frame draw:id="id229" presentation:style-name="a822" draw:name="Text Placeholder 3" svg:x="0.96833in" svg:y="3.87687in" svg:width="6.31742in" svg:height="1.39348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ar el estilo de texto del patrón</text:span></text:p>
            </text:list-item>
          </text:list>
        </draw:text-box>
        <svg:title/>
        <svg:desc/>
      </draw:frame>
      <draw:frame draw:id="id230" presentation:style-name="a826" draw:name="Date Placeholder 4" svg:x="0.88in" svg:y="0.35in" svg:width="4in" svg:height="0.35in" presentation:class="date-time" presentation:placeholder="false">
        <draw:text-box>
          <text:p text:style-name="a825" text:class-names="" text:cond-style-name=""><text:span text:style-name="a823" text:class-names=""><text:date text:fixed="false" style:data-style-name="a824">1/19/2018</text:date></text:span></text:p>
        </draw:text-box>
        <svg:title/>
        <svg:desc/>
      </draw:frame>
      <draw:frame draw:id="id231" presentation:style-name="a829" draw:name="Footer Placeholder 5" svg:x="0.88in" svg:y="6.81in" svg:width="6.49847in" svg:height="0.35in" presentation:class="footer" presentation:placeholder="false">
        <draw:text-box>
          <text:p text:style-name="a828" text:class-names="" text:cond-style-name=""><text:span text:style-name="a827" text:class-names=""/></text:p>
        </draw:text-box>
        <svg:title/>
        <svg:desc/>
      </draw:frame>
      <draw:frame draw:id="id232" presentation:style-name="a832" draw:name="Slide Number Placeholder 6" svg:x="6.37399in" svg:y="0.35in" svg:width="1in" svg:height="0.35in" presentation:class="page-number" presentation:placeholder="false">
        <draw:text-box>
          <text:p text:style-name="a831" text:class-names="" text:cond-style-name=""><text:span text:style-name="a830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905">
      <draw:g draw:name="Group 74" draw:id="id255">
        <svg:title/>
        <svg:desc/>
        <draw:custom-shape svg:x="1.42882in" svg:y="0in" svg:width="4.22396in" svg:height="7.48438in" draw:id="id265" draw:style-name="a948" draw:name="Freeform 5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66" draw:style-name="a951" draw:name="Freeform 6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67" draw:style-name="a954" draw:name="Freeform 7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68" draw:style-name="a958" draw:name="Freeform 8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69" draw:style-name="a962" draw:name="Freeform 9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70" draw:style-name="a966" draw:name="Freeform 1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71" draw:style-name="a969" draw:name="Freeform 11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72" draw:style-name="a972" draw:name="Freeform 12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73" draw:style-name="a975" draw:name="Freeform 13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74" draw:style-name="a978" draw:name="Freeform 14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75" draw:style-name="a981" draw:name="Freeform 15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76" draw:style-name="a984" draw:name="Freeform 16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77" draw:style-name="a987" draw:name="Freeform 17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78" draw:style-name="a990" draw:name="Freeform 18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79" draw:style-name="a993" draw:name="Freeform 19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80" draw:style-name="a997" draw:name="Freeform 20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81" draw:style-name="a1001" draw:name="Freeform 21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82" draw:style-name="a1004" draw:name="Freeform 22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83" draw:style-name="a1007" draw:name="Freeform 23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84" draw:style-name="a1010" draw:name="Freeform 24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85" draw:style-name="a1013" draw:name="Freeform 25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939" draw:name="Rectangle 22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942" draw:transform="translate(-0.17278in -0.14895in) rotate(-3.14159) translate(2.88764in 5.50504in)" draw:name="Isosceles Triangle 22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64" draw:style-name="a945" draw:name="Rectangle 24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909" draw:name="Title 1" svg:x="0.97182in" svg:y="2.56991in" svg:width="3.82895in" svg:height="2.6864in" presentation:class="title" presentation:placeholder="false">
        <draw:text-box>
          <text:p text:style-name="a908" text:class-names="" text:cond-style-name=""><text:span text:style-name="a906" text:class-names="">Haga clic para modificar el estilo de título del patrón</text:span><text:span text:style-name="a907" text:class-names=""/></text:p>
        </draw:text-box>
        <svg:title/>
        <svg:desc/>
      </draw:frame>
      <draw:frame draw:id="id258" presentation:style-name="a926" draw:name="Vertical Text Placeholder 2" svg:x="5.58835in" svg:y="0.86912in" svg:width="6.86246in" svg:height="5.74922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Editar el estilo de texto del patrón</text:span></text:p>
            </text:list-item>
          </text:list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Segundo nivel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list text:style-name="a925">
                            <text:list-item>
                              <text:p text:style-name="a924" text:class-names="" text:cond-style-name=""><text:span text:style-name="a922" text:class-names="">Quinto nivel</text:span><text:span text:style-name="a9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930" draw:name="Date Placeholder 3" svg:x="0.88in" svg:y="0.35in" svg:width="4in" svg:height="0.35in" presentation:class="date-time" presentation:placeholder="false">
        <draw:text-box>
          <text:p text:style-name="a929" text:class-names="" text:cond-style-name=""><text:span text:style-name="a927" text:class-names=""><text:date text:fixed="false" style:data-style-name="a928">1/19/2018</text:date></text:span></text:p>
        </draw:text-box>
        <svg:title/>
        <svg:desc/>
      </draw:frame>
      <draw:frame draw:id="id260" presentation:style-name="a933" draw:name="Footer Placeholder 4" svg:x="0.88in" svg:y="6.81in" svg:width="11.58in" svg:height="0.35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261" presentation:style-name="a936" draw:name="Slide Number Placeholder 5" svg:x="11.45in" svg:y="0.35in" svg:width="1in" svg:height="0.35in" presentation:class="page-number" presentation:placeholder="false">
        <draw:text-box>
          <text:p text:style-name="a935" text:class-names="" text:cond-style-name=""><text:span text:style-name="a93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1014">
      <draw:g draw:name="Group 74" draw:id="id286">
        <svg:title/>
        <svg:desc/>
        <draw:custom-shape svg:x="7.65278in" svg:y="0in" svg:width="4.22396in" svg:height="7.48438in" draw:id="id296" draw:style-name="a1057" draw:name="Freeform 5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813 1440" draw:enhanced-path="M ?f1 ?f0 C ?f3 ?f4 ?f0 ?f5 ?f6 ?f2 N" draw:text-areas="?f11 ?f13 ?f12 ?f14" draw:mirror-horizontal="true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68403in" svg:height="0.60764in" draw:id="id297" draw:style-name="a1060" draw:name="Freeform 6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324 117" draw:enhanced-path="M ?f1 ?f2 C ?f3 ?f4 ?f5 ?f6 ?f0 ?f0 N" draw:text-areas="?f11 ?f13 ?f12 ?f14" draw:mirror-horizontal="true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48264in" svg:width="2.09896in" svg:height="2.00174in" draw:id="id298" draw:style-name="a1063" draw:name="Freeform 7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404 385" draw:enhanced-path="M ?f0 ?f2 C ?f3 ?f4 ?f5 ?f6 ?f1 ?f0 N" draw:text-areas="?f11 ?f13 ?f12 ?f14" draw:mirror-horizontal="true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05903in" svg:y="0in" svg:width="4.02083in" svg:height="7.48438in" draw:id="id299" draw:style-name="a1067" draw:name="Freeform 8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774 1440" draw:enhanced-path="M ?f1 ?f0 C ?f3 ?f4 ?f0 ?f5 ?f6 ?f2 N" draw:text-areas="?f11 ?f13 ?f12 ?f14" draw:mirror-horizontal="true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05382in" svg:height="0.40104in" draw:id="id300" draw:style-name="a1071" draw:name="Freeform 9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03 77" draw:enhanced-path="M ?f1 ?f2 C ?f3 ?f4 ?f5 ?f6 ?f0 ?f0 N" draw:text-areas="?f11 ?f13 ?f12 ?f14" draw:mirror-horizontal="true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5.7691in" svg:width="1.82292in" svg:height="1.72569in" draw:id="id301" draw:style-name="a1075" draw:name="Freeform 10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351 332" draw:enhanced-path="M ?f0 ?f2 C ?f3 ?f4 ?f5 ?f6 ?f1 ?f0 N" draw:text-areas="?f11 ?f13 ?f12 ?f14" draw:mirror-horizontal="true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25in" svg:y="0in" svg:width="3.96007in" svg:height="7.48438in" draw:id="id302" draw:style-name="a1078" draw:name="Freeform 11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762 1440" draw:enhanced-path="M ?f1 ?f0 C ?f3 ?f4 ?f0 ?f5 ?f6 ?f2 N" draw:text-areas="?f11 ?f13 ?f12 ?f14" draw:mirror-horizontal="true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0.72743in" svg:height="0.28125in" draw:id="id303" draw:style-name="a1081" draw:name="Freeform 12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140 54" draw:enhanced-path="M ?f1 ?f2 C ?f3 ?f4 ?f5 ?f6 ?f0 ?f0 N" draw:text-areas="?f11 ?f13 ?f12 ?f14" draw:mirror-horizontal="true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91493in" svg:width="1.6684in" svg:height="1.56944in" draw:id="id304" draw:style-name="a1084" draw:name="Freeform 13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321 302" draw:enhanced-path="M ?f0 ?f2 C ?f3 ?f4 ?f5 ?f6 ?f1 ?f0 N" draw:text-areas="?f11 ?f13 ?f12 ?f14" draw:mirror-horizontal="true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66146in" svg:y="0in" svg:width="3.54861in" svg:height="7.48438in" draw:id="id305" draw:style-name="a1087" draw:name="Freeform 14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683 1440" draw:enhanced-path="M ?f1 ?f0 C ?f3 ?f4 ?f0 ?f5 ?f6 ?f2 N" draw:text-areas="?f11 ?f13 ?f12 ?f14" draw:mirror-horizontal="true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03472in" svg:width="1.49132in" svg:height="1.44965in" draw:id="id306" draw:style-name="a1090" draw:name="Freeform 15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87 279" draw:enhanced-path="M ?f0 ?f2 C ?f3 ?f4 ?f5 ?f6 ?f1 ?f0 N" draw:text-areas="?f11 ?f13 ?f12 ?f14" draw:mirror-horizontal="true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80035in" svg:y="0in" svg:width="3.53299in" svg:height="7.48438in" draw:id="id307" draw:style-name="a1093" draw:name="Freeform 16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680 1440" draw:enhanced-path="M ?f1 ?f0 C ?f3 ?f4 ?f0 ?f5 ?f6 ?f2 N" draw:text-areas="?f11 ?f13 ?f12 ?f14" draw:mirror-horizontal="true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22743in" svg:width="1.29861in" svg:height="1.25694in" draw:id="id308" draw:style-name="a1096" draw:name="Freeform 17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50 242" draw:enhanced-path="M ?f0 ?f2 C ?f3 ?f4 ?f5 ?f6 ?f1 ?f0 N" draw:text-areas="?f11 ?f13 ?f12 ?f14" draw:mirror-horizontal="true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03472in" svg:y="0in" svg:width="3.74132in" svg:height="7.48438in" draw:id="id309" draw:style-name="a1099" draw:name="Freeform 18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720 1440" draw:enhanced-path="M ?f1 ?f0 C ?f3 ?f4 ?f0 ?f5 ?f6 ?f2 N" draw:text-areas="?f11 ?f13 ?f12 ?f14" draw:mirror-horizontal="true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61632in" svg:width="0.96181in" svg:height="0.86806in" draw:id="id310" draw:style-name="a1102" draw:name="Freeform 19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185 167" draw:enhanced-path="M ?f0 ?f2 C ?f3 ?f4 ?f5 ?f6 ?f1 ?f0 N" draw:text-areas="?f11 ?f13 ?f12 ?f14" draw:mirror-horizontal="true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67882in" svg:y="0in" svg:width="2.97222in" svg:height="7.48438in" draw:id="id311" draw:style-name="a1106" draw:name="Freeform 20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572 1440" draw:enhanced-path="M ?f1 ?f0 C ?f3 ?f4 ?f0 ?f5 ?f6 ?f2 N" draw:text-areas="?f11 ?f13 ?f12 ?f14" draw:mirror-horizontal="true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79861in" svg:y="0in" svg:width="3.22049in" svg:height="7.48438in" draw:id="id312" draw:style-name="a1110" draw:name="Freeform 21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620 1440" draw:enhanced-path="M ?f1 ?f0 C ?f3 ?f4 ?f0 ?f5 ?f6 ?f2 N" draw:text-areas="?f11 ?f13 ?f12 ?f14" draw:mirror-horizontal="true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13368in" svg:y="0in" svg:width="2.62847in" svg:height="7.48438in" draw:id="id313" draw:style-name="a1113" draw:name="Freeform 22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506 1440" draw:enhanced-path="M ?f1 ?f0 C ?f3 ?f4 ?f0 ?f5 ?f6 ?f2 N" draw:text-areas="?f11 ?f13 ?f12 ?f14" draw:mirror-horizontal="true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35243in" svg:y="0.01042in" svg:width="1.9375in" svg:height="3.49826in" draw:id="id314" draw:style-name="a1116" draw:name="Freeform 23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373 673" draw:enhanced-path="M ?f1 ?f0 C ?f3 ?f4 ?f5 ?f6 ?f0 ?f2 N" draw:text-areas="?f11 ?f13 ?f12 ?f14" draw:mirror-horizontal="true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3.06597in" svg:y="6.57986in" svg:width="0.23438in" svg:height="0.90451in" draw:id="id315" draw:style-name="a1119" draw:name="Freeform 24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45 174" draw:enhanced-path="M ?f0 ?f0 C ?f3 ?f4 ?f5 ?f6 ?f1 ?f2 N" draw:text-areas="?f11 ?f13 ?f12 ?f14" draw:mirror-horizontal="true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5816in" svg:y="0in" svg:width="1.70833in" svg:height="2.4375in" draw:id="id316" draw:style-name="a1122" draw:name="Freeform 25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29 469" draw:enhanced-path="M ?f1 ?f0 C ?f3 ?f4 ?f5 ?f6 ?f0 ?f2 N" draw:text-areas="?f11 ?f13 ?f12 ?f14" draw:mirror-horizontal="true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1048" draw:name="Rectangle 2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1051" draw:transform="translate(-0.17278in -0.14895in) rotate(-3.14159) translate(10.45414in 5.50504in)" draw:name="Isosceles Triangle 22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4832in" svg:y="2.48869in" svg:width="4.01168in" svg:height="2.87in" draw:id="id295" draw:style-name="a1054" draw:name="Rectangle 24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1018" draw:name="Vertical Title 1" svg:x="8.53832in" svg:y="2.56991in" svg:width="3.82895in" svg:height="2.6864in" presentation:class="title" presentation:placeholder="false">
        <draw:text-box>
          <text:p text:style-name="a1017" text:class-names="" text:cond-style-name=""><text:span text:style-name="a1015" text:class-names="">Haga clic para modificar el estilo de título del patrón</text:span><text:span text:style-name="a1016" text:class-names=""/></text:p>
        </draw:text-box>
        <svg:title/>
        <svg:desc/>
      </draw:frame>
      <draw:frame draw:id="id289" presentation:style-name="a1035" draw:name="Vertical Text Placeholder 2" svg:x="0.87789in" svg:y="0.87319in" svg:width="6.85545in" svg:height="5.74946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Editar el estilo de texto del patrón</text:span></text:p>
            </text:list-item>
          </text:list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Segundo nivel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Quinto nivel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039" draw:name="Date Placeholder 3" svg:x="0.88in" svg:y="0.35in" svg:width="4in" svg:height="0.35in" presentation:class="date-time" presentation:placeholder="false">
        <draw:text-box>
          <text:p text:style-name="a1038" text:class-names="" text:cond-style-name=""><text:span text:style-name="a1036" text:class-names=""><text:date text:fixed="false" style:data-style-name="a1037">1/19/2018</text:date></text:span></text:p>
        </draw:text-box>
        <svg:title/>
        <svg:desc/>
      </draw:frame>
      <draw:frame draw:id="id291" presentation:style-name="a1042" draw:name="Footer Placeholder 4" svg:x="0.88in" svg:y="6.81in" svg:width="11.58in" svg:height="0.35in" presentation:class="footer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292" presentation:style-name="a1045" draw:name="Slide Number Placeholder 5" svg:x="11.45in" svg:y="0.35in" svg:width="1in" svg:height="0.35in" presentation:class="page-number" presentation:placeholder="false">
        <draw:text-box>
          <text:p text:style-name="a1044" text:class-names="" text:cond-style-name=""><text:span text:style-name="a104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formática de la Gestión I</dc:title>
    <meta:initial-creator>Usuario de Windows</meta:initial-creator>
    <dc:creator>Usuario de Windows</dc:creator>
    <meta:creation-date>2018-01-12T23:32:10Z</meta:creation-date>
    <dc:date>2018-01-20T04:21:01Z</dc:date>
    <meta:template xlink:href="TM16401371%5b%5bfn=Atlas%5d%5d" xlink:type="simple"/>
    <meta:editing-cycles>11</meta:editing-cycles>
    <meta:editing-duration>PT12777S</meta:editing-duration>
    <meta:document-statistic meta:paragraph-count="13" meta:word-count="20"/>
  </office:meta>
</office:document-meta>
</file>